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3"/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ACK24501Z</text:p>
          </table:table-cell>
          <table:table-cell table:style-name="ce3" office:value-type="string" calcext:value-type="string">
            <text:p>Standard</text:p>
          </table:table-cell>
          <table:table-cell table:style-name="ce3" office:value-type="string" calcext:value-type="string">
            <text:p>CP-913</text:p>
          </table:table-cell>
          <table:table-cell table:style-name="ce7" table:number-columns-spanned="4" table:number-rows-spanned="1"/>
          <table:covered-table-cell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4" meta:object-count="0"/>
    <meta:generator>LibreOfficeDev/6.0.5.2$Linux_X86_64 LibreOffice_project/</meta:generator>
  </office:meta>
</office:document-meta>
</file>